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51B000006500F4B2E54F118402D.png" manifest:media-type="image/png"/>
  <manifest:file-entry manifest:full-path="Pictures/10000201000001CC000001CC35FFAC8B4BF9B678.png" manifest:media-type="image/png"/>
  <manifest:file-entry manifest:full-path="Pictures/1000020100000542000006400C6CA589E0A3B6A6.png" manifest:media-type="image/png"/>
  <manifest:file-entry manifest:full-path="Pictures/10000201000003E8000003E88D697329D81B2F37.png" manifest:media-type="image/png"/>
  <manifest:file-entry manifest:full-path="Pictures/1000020000000094000000940444C3C9D205423F.png" manifest:media-type="image/png"/>
  <manifest:file-entry manifest:full-path="Pictures/100002000000009400000094885D4295E8021B8C.png" manifest:media-type="image/png"/>
  <manifest:file-entry manifest:full-path="Pictures/100002000000009400000094ACF7DF1E338DD4D8.png" manifest:media-type="image/png"/>
  <manifest:file-entry manifest:full-path="Pictures/100002000000009400000094183D941B7D80F4B0.png" manifest:media-type="image/png"/>
  <manifest:file-entry manifest:full-path="Pictures/10000201000001A500000197338E34C8CD923CAE.png" manifest:media-type="image/png"/>
  <manifest:file-entry manifest:full-path="Pictures/1000020000000094000000947840CCE6317D2720.png" manifest:media-type="image/png"/>
  <manifest:file-entry manifest:full-path="Pictures/10000201000006B8000001AD6A58C5A3ABE6486A.png" manifest:media-type="image/png"/>
  <manifest:file-entry manifest:full-path="Pictures/10000201000006B8000001AD3C61A7B137D7CB8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 Emoji" svg:font-family="'Segoe UI Emoj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Таблица1" style:family="table">
      <style:table-properties style:width="17.993cm" fo:margin-left="0cm" fo:margin-top="0cm" fo:margin-bottom="0cm" table:align="left" style:writing-mode="lr-tb"/>
    </style:style>
    <style:style style:name="Таблица1.A" style:family="table-column">
      <style:table-column-properties style:column-width="17.99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d9d9d9" fo:padding-left="0.15cm" fo:padding-right="0.15cm" fo:padding-top="0.199cm" fo:padding-bottom="0.199cm" fo:border="0.5pt solid #000000">
        <style:background-image/>
      </style:table-cell-properties>
    </style:style>
    <style:style style:name="Таблица1.2" style:family="table-row">
      <style:table-row-properties style:min-row-height="3.149cm" fo:keep-together="auto"/>
    </style:style>
    <style:style style:name="Таблица1.A2" style:family="table-cell">
      <style:table-cell-properties fo:padding-left="0.15cm" fo:padding-right="0.15cm" fo:padding-top="0.199cm" fo:padding-bottom="0.199cm" fo:border="0.5pt solid #000000"/>
    </style:style>
    <style:style style:name="Таблица1.3" style:family="table-row">
      <style:table-row-properties style:min-row-height="0.48cm" fo:keep-together="auto"/>
    </style:style>
    <style:style style:name="Таблица1.4" style:family="table-row">
      <style:table-row-properties style:min-row-height="1.665cm" fo:keep-together="auto"/>
    </style:style>
    <style:style style:name="Таблица1.A4" style:family="table-cell">
      <style:table-cell-properties fo:padding-left="0.15cm" fo:padding-right="0.15cm" fo:padding-top="0.199cm" fo:padding-bottom="0.199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loext:graphic-properties draw:fill="solid" draw:fill-color="#ffffff"/>
      <style:paragraph-properties fo:background-color="#ffffff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29cm" fo:background-color="#ffffff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29cm" fo:background-color="#ffffff"/>
      <style:text-properties fo:color="#000000" style:font-name="Consolas" fo:font-size="11.5pt" style:font-name-asian="Times New Roman1" style:font-size-asian="11.5pt" style:font-name-complex="Times New Roman1" style:font-size-complex="11.5pt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29cm" fo:background-color="#ffffff"/>
      <style:text-properties fo:color="#000000" style:font-name="Consolas" fo:font-size="11.5pt" style:font-name-asian="Times New Roman1" style:font-size-asian="11.5pt" style:font-name-complex="Times New Roman1" style:font-size-complex="11.5pt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03cm" fo:background-color="#ffffff"/>
    </style:style>
    <style:style style:name="P9" style:family="paragraph" style:parent-style-name="Heading_20_1" style:master-page-name="Standard">
      <style:paragraph-properties fo:text-align="center" style:justify-single-word="false" style:page-number="auto"/>
    </style:style>
    <style:style style:name="P10" style:family="paragraph" style:parent-style-name="List_20_Paragraph" style:list-style-name="WWNum28"/>
    <style:style style:name="P11" style:family="paragraph" style:parent-style-name="List_20_Paragraph" style:list-style-name="WWNum37"/>
    <style:style style:name="P12" style:family="paragraph" style:parent-style-name="List_20_Paragraph">
      <style:paragraph-properties fo:text-align="center" style:justify-single-word="false"/>
    </style:style>
    <style:style style:name="P13" style:family="paragraph" style:parent-style-name="List_20_Paragraph" style:list-style-name="WWNum30"/>
    <style:style style:name="P14" style:family="paragraph" style:parent-style-name="List_20_Paragraph" style:list-style-name="WWNum30">
      <style:paragraph-properties fo:margin-left="1.259cm" fo:margin-right="0cm" fo:text-indent="-0.63cm" style:auto-text-indent="false"/>
    </style:style>
    <style:style style:name="P15" style:family="paragraph" style:parent-style-name="List_20_Paragraph">
      <style:paragraph-properties fo:margin-left="1.259cm" fo:margin-right="0cm" fo:text-indent="0cm" style:auto-text-indent="false"/>
      <style:text-properties style:font-name="Consolas" fo:font-weight="bold" style:font-weight-asian="bold"/>
    </style:style>
    <style:style style:name="P16" style:family="paragraph" style:parent-style-name="Code">
      <style:paragraph-properties fo:margin-top="0cm" fo:margin-bottom="0cm" loext:contextual-spacing="false" fo:line-height="100%" fo:text-align="center" style:justify-single-word="false"/>
    </style:style>
    <style:style style:name="P17" style:family="paragraph" style:parent-style-name="Heading_20_4">
      <style:paragraph-properties fo:text-align="center" style:justify-single-word="false"/>
    </style:style>
    <style:style style:name="P18" style:family="paragraph" style:parent-style-name="Frame_20_contents">
      <style:paragraph-properties fo:margin-top="0.141cm" fo:margin-bottom="0cm" loext:contextual-spacing="false" fo:line-height="100%"/>
      <style:text-properties style:use-window-font-color="true"/>
    </style:style>
    <style:style style:name="P19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style:use-window-font-color="true"/>
    </style:style>
    <style:style style:name="P20" style:family="paragraph" style:parent-style-name="Frame_20_contents">
      <style:paragraph-properties fo:margin-top="0.071cm" fo:margin-bottom="0.088cm" loext:contextual-spacing="false" fo:line-height="100%"/>
    </style:style>
    <style:style style:name="P21" style:family="paragraph" style:parent-style-name="Frame_20_contents">
      <style:paragraph-properties fo:margin-left="1cm" fo:margin-right="0cm" fo:margin-top="0.141cm" fo:margin-bottom="0cm" loext:contextual-spacing="false" fo:line-height="100%" fo:text-indent="0.6cm" style:auto-text-indent="false"/>
      <style:text-properties style:use-window-font-color="true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a" style:font-name="Consolas" fo:font-size="11pt" style:font-name-asian="Calibri1" style:font-size-asian="11pt" style:font-name-complex="F" style:font-style-complex="normal"/>
    </style:style>
    <style:style style:name="T2" style:family="text">
      <style:text-properties fo:color="#000080" style:font-name="Consolas" fo:font-weight="bold" style:font-weight-asian="bold"/>
    </style:style>
    <style:style style:name="T3" style:family="text">
      <style:text-properties style:font-name="Consolas"/>
    </style:style>
    <style:style style:name="T4" style:family="text">
      <style:text-properties style:font-name="Consolas" fo:font-weight="bold" style:font-weight-asian="bold"/>
    </style:style>
    <style:style style:name="T5" style:family="text">
      <style:text-properties style:font-name="Consolas" fo:font-weight="bold" style:font-weight-asian="bold" style:font-name-complex="Calibri1"/>
    </style:style>
    <style:style style:name="T6" style:family="text">
      <style:text-properties style:font-name="Consolas" fo:font-weight="bold" style:font-weight-asian="bold" style:font-weight-complex="bold"/>
    </style:style>
    <style:style style:name="T7" style:family="text">
      <style:text-properties fo:color="#808080" style:font-name="Consolas" fo:font-style="italic" style:font-style-asian="italic"/>
    </style:style>
    <style:style style:name="T8" style:family="text">
      <style:text-properties fo:color="#0073bf" style:font-name="Consolas" fo:font-style="italic" fo:font-weight="bold" style:font-style-asian="italic" style:font-weight-asian="bold"/>
    </style:style>
    <style:style style:name="T9" style:family="text">
      <style:text-properties fo:color="#000000" fo:font-size="11pt" fo:font-weight="normal" style:letter-kerning="true" style:font-name-asian="Calibri1" style:font-size-asian="11pt" style:language-asian="hi" style:country-asian="IN" style:font-weight-asian="normal" style:font-name-complex="Calibri1"/>
    </style:style>
    <style:style style:name="T10" style:family="text">
      <style:text-properties fo:color="#000000" fo:font-size="11pt" style:letter-kerning="true" style:font-name-asian="Calibri1" style:font-size-asian="11pt" style:language-asian="hi" style:country-asian="IN" style:font-name-complex="Calibri1" style:font-weight-complex="bold"/>
    </style:style>
    <style:style style:name="T11" style:family="text">
      <style:text-properties fo:color="#000000" style:font-name="Consolas" fo:font-size="11.5pt" style:font-name-asian="Times New Roman1" style:font-size-asian="11.5pt" style:font-name-complex="Times New Roman1" style:font-size-complex="11.5pt"/>
    </style:style>
    <style:style style:name="T12" style:family="text">
      <style:text-properties fo:color="#000000" style:font-name="Consolas" fo:font-size="11.5pt" style:font-name-asian="Times New Roman1" style:font-size-asian="11.5pt" style:font-name-complex="Times New Roman1" style:font-size-complex="11.5pt"/>
    </style:style>
    <style:style style:name="T13" style:family="text">
      <style:text-properties fo:color="#000000" style:font-name="Consolas" fo:font-size="11.5pt" fo:language="bg" fo:country="BG" style:font-name-asian="Times New Roman1" style:font-size-asian="11.5pt" style:font-name-complex="Times New Roman1" style:font-size-complex="11.5pt"/>
    </style:style>
    <style:style style:name="T14" style:family="text">
      <style:text-properties fo:color="#000000" style:font-name="Consolas" fo:font-size="10.5pt" fo:language="bg" fo:country="BG" style:font-name-asian="Times New Roman1" style:font-size-asian="10.5pt" style:language-asian="bg" style:country-asian="BG" style:font-name-complex="Times New Roman1" style:font-size-complex="10.5pt"/>
    </style:style>
    <style:style style:name="T15" style:family="text">
      <style:text-properties fo:font-weight="normal" style:font-weight-asian="normal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name-complex="Calibri1" style:font-weight-complex="bold"/>
    </style:style>
    <style:style style:name="T19" style:family="text">
      <style:text-properties fo:font-weight="bold" style:font-weight-asian="bold" style:font-name-complex="Calibri1"/>
    </style:style>
    <style:style style:name="T20" style:family="text">
      <style:text-properties fo:language="bg" fo:country="BG"/>
    </style:style>
    <style:style style:name="T21" style:family="text">
      <style:text-properties style:font-name-complex="Calibri1"/>
    </style:style>
    <style:style style:name="T22" style:family="text">
      <style:text-properties style:font-name-complex="Calibri1" style:font-weight-complex="bold"/>
    </style:style>
    <style:style style:name="T23" style:family="text">
      <style:text-properties style:use-window-font-color="true" style:font-name="Consolas" fo:font-weight="bold" style:font-weight-asian="bold"/>
    </style:style>
    <style:style style:name="T24" style:family="text">
      <style:text-properties style:use-window-font-color="true" fo:font-size="9.5pt" style:font-size-asian="9.5pt" style:font-size-complex="9.5pt"/>
    </style:style>
    <style:style style:name="T25" style:family="text">
      <style:text-properties style:use-window-font-color="true" fo:font-size="9.5pt" style:font-size-asian="9.5pt" style:font-name-complex="Arial" style:font-size-complex="9.5pt"/>
    </style:style>
    <style:style style:name="T26" style:family="text">
      <style:text-properties style:font-weight-complex="bold"/>
    </style:style>
    <style:style style:name="T27" style:family="text">
      <style:text-properties style:font-name="Calibri" style:font-name-complex="Calibri1"/>
    </style:style>
    <style:style style:name="T28" style:family="text">
      <style:text-properties fo:color="#0000ff" style:font-name="Consolas" fo:font-size="11.5pt" style:font-name-asian="Times New Roman1" style:font-size-asian="11.5pt" style:font-name-complex="Times New Roman1" style:font-size-complex="11.5pt"/>
    </style:style>
    <style:style style:name="T29" style:family="text">
      <style:text-properties fo:color="#001080" style:font-name="Consolas" fo:font-size="11.5pt" style:font-name-asian="Times New Roman1" style:font-size-asian="11.5pt" style:font-name-complex="Times New Roman1" style:font-size-complex="11.5pt"/>
    </style:style>
    <style:style style:name="T30" style:family="text">
      <style:text-properties fo:color="#267f99" style:font-name="Consolas" fo:font-size="11.5pt" style:font-name-asian="Times New Roman1" style:font-size-asian="11.5pt" style:font-name-complex="Times New Roman1" style:font-size-complex="11.5pt"/>
    </style:style>
    <style:style style:name="T31" style:family="text">
      <style:text-properties style:language-asian="bg" style:country-asian="BG"/>
    </style:style>
    <style:style style:name="T32" style:family="text">
      <style:text-properties fo:font-size="36pt" fo:font-style="italic" style:font-size-asian="36pt" style:font-style-asian="italic" style:font-size-complex="36pt" style:font-style-complex="italic"/>
    </style:style>
    <style:style style:name="T33" style:family="text">
      <style:text-properties style:font-name="Segoe UI Emoji" fo:font-size="36pt" fo:font-style="italic" style:font-name-asian="Segoe UI Emoji1" style:font-size-asian="36pt" style:font-style-asian="italic" style:font-name-complex="Segoe UI Emoji1" style:font-size-complex="36pt" style:font-style-complex="italic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fo:font-size="9.5pt" style:font-size-asian="9.5pt" style:font-size-complex="9.5pt"/>
    </style:style>
    <style:style style:name="T36" style:family="text">
      <style:text-properties fo:font-size="9.5pt" fo:language="bg" fo:country="BG" style:font-size-asian="9.5pt" style:font-size-complex="9.5pt"/>
    </style:style>
    <style:style style:name="fr1" style:family="graphic" style:parent-style-name="Graphics">
      <style:graphic-properties fo:margin-left="0cm" fo:margin-right="0.318cm" fo:margin-top="0cm" fo:margin-bottom="0.007cm" style:run-through="background"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2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f37123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13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.318cm" fo:margin-right="0.356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none" svg:stroke-width="0.018cm" draw:fill="none" draw:textarea-vertical-align="middle" draw:auto-grow-height="false" fo:min-height="0.557cm" fo:min-width="1.535cm" fo:padding-top="0cm" fo:padding-bottom="0cm" fo:padding-left="0.049cm" fo:padding-right="0cm" fo:wrap-option="wrap" fo:margin-left="0.318cm" fo:margin-right="0.323cm" fo:margin-top="0cm" fo:margin-bottom="0.02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none" svg:stroke-width="0.026cm" draw:stroke-linejoin="miter" draw:fill="none" draw:textarea-vertical-align="top" draw:auto-grow-height="false" fo:min-height="1.259cm" fo:min-width="13.884cm" fo:padding-top="0.12cm" fo:padding-bottom="0.049cm" fo:padding-left="0.049cm" fo:padding-right="0.049cm" fo:wrap-option="wrap"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JS Advanced: Retake Exam - 10.12.19</text:h>
      <text:p text:style-name="Standard">Exam problems for the <text:a xlink:type="simple" xlink:href="https://softuni.bg/courses/js-advanced" text:style-name="ListLabel_20_95" text:visited-style-name="ListLabel_20_95"><text:span text:style-name="Internet_20_link">"JavaScript Advanced" course @ SoftUni</text:span></text:a>. Submit your solutions in the SoftUni Judge system at <text:a xlink:type="simple" xlink:href="https://judge.softuni.bg/Contests/Compete/Index/1933#2" text:style-name="ListLabel_20_95" text:visited-style-name="ListLabel_20_95"><text:span text:style-name="Internet_20_link">https://judge.softuni.bg/Contests/Compete/Index/</text:span></text:a>.</text:p>
      <text:h text:style-name="Heading_20_1" text:outline-level="1">Problem 3. Christmas Dinner</text:h>
      <text:p text:style-name="P3"><text:span text:style-name="T2">class </text:span><text:span text:style-name="T3">ChristmasDinner {</text:span><text:line-break/><text:span text:style-name="T3"> <text:s text:c="3"/></text:span><text:span text:style-name="T7">// </text:span><text:span text:style-name="T8">TODO: implement this class...</text:span><text:line-break/><text:span text:style-name="T3">}</text:span></text:p>
      <text:h text:style-name="Heading_20_3" text:outline-level="3">Your Task</text:h>
      <text:h text:style-name="Heading_20_3" text:outline-level="3"><text:span text:style-name="T9">Write a </text:span><text:span text:style-name="T10">ChristmasDinner class</text:span><text:span text:style-name="T9">, which supports the described functionality below.</text:span></text:h>
      <text:h text:style-name="Heading_20_3" text:outline-level="3">Functionality</text:h>
      <text:h text:style-name="Heading_20_4" text:outline-level="4">constructor()</text:h>
      <text:p text:style-name="Standard">Should have these <text:span text:style-name="T17">4 </text:span>properties<text:span text:style-name="T20">:</text:span></text:p>
      <text:list xml:id="list3846033692" text:style-name="WWNum28">
        <text:list-item>
          <text:p text:style-name="P10"><text:span text:style-name="T18">budget</text:span><text:span text:style-name="T21"> - number - comes from the constructor</text:span></text:p>
        </text:list-item>
        <text:list-item>
          <text:p text:style-name="P10"><text:span text:style-name="T18">dishes - </text:span><text:span text:style-name="T21"><text:s/></text:span><text:span text:style-name="T22">empty</text:span><text:span text:style-name="T21"> </text:span><text:span text:style-name="T22">array</text:span></text:p>
        </text:list-item>
        <text:list-item>
          <text:p text:style-name="P10"><text:span text:style-name="T18">products - </text:span><text:span text:style-name="T21"><text:s/></text:span><text:span text:style-name="T22">empty</text:span><text:span text:style-name="T21"> </text:span><text:span text:style-name="T22">array</text:span></text:p>
        </text:list-item>
        <text:list-item>
          <text:p text:style-name="P10"><text:span text:style-name="T18">guests </text:span><text:span text:style-name="T19">-</text:span><text:span text:style-name="T21"> empty object</text:span></text:p>
        </text:list-item>
      </text:list>
      <text:p text:style-name="Standard"><text:span text:style-name="T19">Important! </text:span><text:span text:style-name="T21">Use accessors to validate that the budget (the budget cannot be negative number). If the class is initialized with negative budget throw an error with the following message:</text:span></text:p>
      <text:p text:style-name="P1">"<text:span text:style-name="T5">The budget cannot be a negative number</text:span>"</text:p>
      <text:h text:style-name="Heading_20_4" text:outline-level="4">shopping([product])</text:h>
      <text:p text:style-name="Standard">In this method you should go shopping for the needed products to prepare for the dinner. The <text:span text:style-name="T4">product </text:span><text:span text:style-name="T21">will come as an array that has the type of the product and the price for it</text:span></text:p>
      <text:list xml:id="list3578696261" text:style-name="WWNum37">
        <text:list-item>
          <text:p text:style-name="P11">If you don’t have enough money to buy the product, you should throw an error</text:p>
        </text:list-item>
      </text:list>
      <text:p text:style-name="P1">"<text:span text:style-name="T4">Not enough money to buy this product"</text:span></text:p>
      <text:list xml:id="list131445957949222" text:continue-numbering="true" text:style-name="WWNum37">
        <text:list-item>
          <text:p text:style-name="P11">Otherwise you should push the type of the product in the products array, decrease the budget with the price of the product and return a message: </text:p>
        </text:list-item>
      </text:list>
      <text:p text:style-name="P12">"<text:span text:style-name="T4">You have successfully bought {type}!"</text:span></text:p>
      <text:p text:style-name="Standard"/>
      <text:h text:style-name="Heading_20_4" text:outline-level="4"><text:soft-page-break/>recipes({recipe})</text:h>
      <text:p text:style-name="Standard">In this method you will receive a recipe in the following format: <text:span text:style-name="T4">{ recipeName: string, product</text:span><text:span text:style-name="T23">s</text:span><text:span text:style-name="T4">List: array of strings }.</text:span></text:p>
      <text:list xml:id="list3535473410" text:style-name="WWNum30">
        <text:list-item>
          <text:p text:style-name="P14">The products require to prepare the meal are in contained the <text:span text:style-name="T4">productList</text:span>. If all the products from the <text:span text:style-name="T4">productList </text:span><text:span text:style-name="T21">are present in the products array you should push an object in the following format: </text:span><text:span text:style-name="T4">{ recipeName, productList } </text:span><text:span text:style-name="T21">to the dishes array and return a message:</text:span></text:p>
        </text:list-item>
      </text:list>
      <text:p text:style-name="P12">"<text:span text:style-name="T5">{recipeName} has been successfully cooked!</text:span>"</text:p>
      <text:p text:style-name="P15"/>
      <text:list xml:id="list131444539489516" text:continue-numbering="true" text:style-name="WWNum30">
        <text:list-item>
          <text:p text:style-name="P13"><text:span text:style-name="T26">If one or more products needed to make the meal are absent from the products, throw an error</text:span></text:p>
        </text:list-item>
      </text:list>
      <text:p text:style-name="P4"><text:span text:style-name="T4">"We do not have this product"</text:span></text:p>
      <text:h text:style-name="Heading_20_4" text:outline-level="4">inviteGuests(name, dish)</text:h>
      <text:p text:style-name="Standard">In this <text:span text:style-name="T17">method</text:span> you would invite guests to the dinner. The <text:span text:style-name="T4">name</text:span> is string and so is the <text:span text:style-name="T4">dish</text:span></text:p>
      <text:list xml:id="list131445014465236" text:continue-numbering="true" text:style-name="WWNum30">
        <text:list-item>
          <text:p text:style-name="P13">If the dish is not present in the dishes array, throw a new error</text:p>
        </text:list-item>
      </text:list>
      <text:p text:style-name="P4"><text:span text:style-name="T4">"We do not have this dish"</text:span></text:p>
      <text:list xml:id="list131444771698352" text:continue-numbering="true" text:style-name="WWNum30">
        <text:list-item>
          <text:p text:style-name="P13"><text:span text:style-name="T26">And if the guest is already present in the guest object, throw a new error:</text:span></text:p>
        </text:list-item>
      </text:list>
      <text:h text:style-name="P17" text:outline-level="4"><text:span text:style-name="T1">"This guest has already been invited"</text:span></text:h>
      <text:list xml:id="list131445435820033" text:continue-numbering="true" text:style-name="WWNum30">
        <text:list-item>
          <text:p text:style-name="P13">Otherwise create a <text:span text:style-name="T16">new key and value pair</text:span> to the guest object with key the <text:span text:style-name="T16">name</text:span> of the guest and <text:span text:style-name="T16">value - the dish</text:span> in the format: <text:span text:style-name="T23">{ {guestName}: {dish} } </text:span>and return a message: </text:p>
        </text:list-item>
      </text:list>
      <text:h text:style-name="P17" text:outline-level="4"><text:span text:style-name="T1">"You have successfully invited {name}!"</text:span></text:h>
      <text:h text:style-name="Heading_20_4" text:outline-level="4">showAttendance()</text:h>
      <text:p text:style-name="Standard">This function should return a sting with all the guest, the dish they are having and the products the dish is made of, separated by a comma and space (product, product) in the following format:</text:p>
      <text:h text:style-name="Heading_20_4" text:outline-level="4"><text:span text:style-name="T1">"{name} will eat {dish}, which consists of {products}</text:span></text:h>
      <text:h text:style-name="Heading_20_4" text:outline-level="4"><text:span text:style-name="T1">"{name} will eat {dish}, which consists of {products}</text:span></text:h>
      <text:h text:style-name="Heading_20_4" text:outline-level="4"><text:span text:style-name="T1">. . . "</text:span></text:h>
      <text:h text:style-name="Heading_20_3" text:outline-level="3">Submission</text:h>
      <text:p text:style-name="Standard">Submit only your <text:span text:style-name="T6">ChristmasDinner</text:span><text:span text:style-name="T17"> class.</text:span></text:p>
      <text:p text:style-name="P2"/>
      <text:p text:style-name="P2"/>
      <text:p text:style-name="P2"/>
      <text:p text:style-name="P2"/>
      <text:p text:style-name="Standard"><text:soft-page-break/></text:p>
      <text:h text:style-name="Heading_20_3" text:outline-level="3">Examples</text:h>
      <text:p text:style-name="Standard">This is an example how the code is <text:span text:style-name="T16">intended to be used</text:span>: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6"><text:span text:style-name="T27">Sample code usage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28">let</text:span><text:span text:style-name="T11"> </text:span><text:span text:style-name="T29">dinner</text:span><text:span text:style-name="T11"> = </text:span><text:span text:style-name="T28">new</text:span><text:span text:style-name="T11"> </text:span><text:span text:style-name="T30">ChristmasDinner</text:span><text:span text:style-name="T11">(</text:span><text:span text:style-name="T13">300</text:span><text:span text:style-name="T11">);</text:span><text:bookmark text:name="_GoBack"/></text:p>
            <text:p text:style-name="P6"/>
            <text:p text:style-name="P5"><text:span text:style-name="T11">dinner.shopping(['Salt', 1]);</text:span></text:p>
            <text:p text:style-name="P5"><text:span text:style-name="T11">dinner.shopping(['Beans', 3]);</text:span></text:p>
            <text:p text:style-name="P5"><text:span text:style-name="T11">dinner.shopping(['Cabbage', 4]);</text:span></text:p>
            <text:p text:style-name="P5"><text:span text:style-name="T11">dinner.shopping(['Rice', 2]);</text:span></text:p>
            <text:p text:style-name="P5"><text:span text:style-name="T11">dinner.shopping(['Savory', 1]);</text:span></text:p>
            <text:p text:style-name="P5"><text:span text:style-name="T11">dinner.shopping(['Peppers', 1]);</text:span></text:p>
            <text:p text:style-name="P5"><text:span text:style-name="T11">dinner.shopping(['Fruits', 40]);</text:span></text:p>
            <text:p text:style-name="P5"><text:span text:style-name="T11">dinner.shopping(['Honey', 10]);</text:span></text:p>
            <text:p text:style-name="P6"/>
            <text:p text:style-name="P5"><text:span text:style-name="T11">dinner.recipes({</text:span></text:p>
            <text:p text:style-name="P5"><text:span text:style-name="T11"><text:s text:c="4"/>recipeName: 'Oshav',</text:span></text:p>
            <text:p text:style-name="P5"><text:span text:style-name="T11"><text:s text:c="4"/>productsList: ['Fruits', 'Honey']</text:span></text:p>
            <text:p text:style-name="P5"><text:span text:style-name="T11">});</text:span></text:p>
            <text:p text:style-name="P5"><text:span text:style-name="T11">dinner.recipes({</text:span></text:p>
            <text:p text:style-name="P5"><text:span text:style-name="T11"><text:s text:c="4"/>recipeName: 'Folded cabbage leaves filled with rice',</text:span></text:p>
            <text:p text:style-name="P5"><text:span text:style-name="T11"><text:s text:c="4"/>productsList: ['Cabbage', 'Rice', 'Salt', 'Savory']</text:span></text:p>
            <text:p text:style-name="P5"><text:span text:style-name="T11">});</text:span></text:p>
            <text:p text:style-name="P5"><text:span text:style-name="T11">dinner.recipes({</text:span></text:p>
            <text:p text:style-name="P5"><text:span text:style-name="T11"><text:s text:c="4"/>recipeName: 'Peppers filled with beans',</text:span></text:p>
            <text:p text:style-name="P5"><text:span text:style-name="T11"><text:s text:c="4"/>productsList: ['Beans', 'Peppers', 'Salt']</text:span></text:p>
            <text:p text:style-name="P5"><text:span text:style-name="T11">});</text:span></text:p>
            <text:p text:style-name="P6"/>
            <text:p text:style-name="P5"><text:span text:style-name="T11">dinner.inviteGuests('Ivan', 'Oshav');</text:span></text:p>
            <text:p text:style-name="P5"><text:span text:style-name="T11">dinner.inviteGuests('Petar', 'Folded cabbage leaves filled with rice');</text:span></text:p>
            <text:p text:style-name="P5"><text:span text:style-name="T11">dinner.inviteGuests('Georgi', 'Peppers filled with beans');</text:span></text:p>
            <text:p text:style-name="P6"/>
            <text:p text:style-name="P8"><text:span text:style-name="T11">console.log(dinner.showAttendance());</text:span></text:p>
          </table:table-cell>
        </table:table-row>
        <table:table-row table:style-name="Таблица1.3">
          <table:table-cell table:style-name="Таблица1.A1" office:value-type="string">
            <text:p text:style-name="P16"><text:span text:style-name="T27">Corresponding output</text:span></text:p>
          </table:table-cell>
        </table:table-row>
        <table:table-row table:style-name="Таблица1.4">
          <table:table-cell table:style-name="Таблица1.A4" office:value-type="string">
            <text:p text:style-name="Code"><text:span text:style-name="T31">Ivan will eat Oshav, which consists of Fruits, Honey</text:span></text:p>
            <text:p text:style-name="Code"><text:span text:style-name="T31">Petar will eat Folded cabbage leaves filled with rice, which consists of Cabbage, </text:span><text:soft-page-break/><text:span text:style-name="T31">Rice, Salt, Savory</text:span></text:p>
            <text:p text:style-name="Code"><text:span text:style-name="T31">Georgi will eat Peppers filled with beans, which consists of Beans, Peppers, Salt</text:span></text:p>
          </table:table-cell>
        </table:table-row>
      </table:table>
      <text:p text:style-name="P2"/>
      <text:p text:style-name="P1"><text:span text:style-name="T32">GOOD LUCK!</text:span><text:span text:style-name="T33">😊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 Emoji" svg:font-family="'Segoe UI Emoj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loext:contextual-spacing="false" fo:line-height="115%" fo:text-align="start" style:justify-single-word="false" fo:orphans="2" fo:widows="2" style:writing-mode="lr-tb"/>
      <style:text-properties fo:color="#00000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071cm" loext:contextual-spacing="false" fo:keep-together="always" fo:keep-with-next="always"/>
      <style:text-properties fo:color="#642d08" fo:font-size="20pt" fo:font-weight="bold" style:font-name-asian="ＭＳ ゴシック" style:font-family-asian="'ＭＳ ゴシック'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left="0.751cm" fo:margin-right="0cm" fo:margin-top="0.353cm" fo:margin-bottom="0.071cm" loext:contextual-spacing="false" fo:keep-together="always" fo:text-indent="-0.751cm" style:auto-text-indent="false" fo:keep-with-next="always"/>
      <style:text-properties fo:color="#7c380a" fo:font-size="18pt" fo:font-weight="bold" style:font-name-asian="ＭＳ ゴシック" style:font-family-asian="'ＭＳ ゴシック'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071cm" loext:contextual-spacing="false" fo:keep-together="always" fo:keep-with-next="always"/>
      <style:text-properties fo:color="#a34a0d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keep-together="always" fo:keep-with-next="always"/>
      <style:text-properties fo:color="#b2500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642d08" fo:font-size="20pt" fo:font-weight="bold" style:font-name-asian="ＭＳ ゴシック" style:font-family-asian="'ＭＳ ゴシック'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ＭＳ ゴシック" style:font-family-asian="'ＭＳ ゴシック'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b2500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List_20_Paragraph_20_Char" style:display-name="List Paragraph Char" style:family="text" style:parent-style-name="Default_20_Paragraph_20_Font"/>
    <style:style style:name="Unresolved_20_Mention1" style:display-name="Unresolved Mention1" style:family="text" style:parent-style-name="Default_20_Paragraph_20_Font">
      <style:text-properties fo:color="#605e5c" fo:background-color="#e1dfd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color="#00000a"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color="#00000a"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fo:font-size="18pt" style:font-size-asian="18pt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2" style:font-family-complex="'Courier New'" style:font-family-generic-complex="system" style:font-pitch-complex="variable"/>
    </style:style>
    <style:style style:name="ListLabel_20_95" style:display-name="ListLabel 95" style:family="text"/>
    <style:style style:name="ListLabel_20_96" style:display-name="ListLabel 96" style:family="text">
      <style:text-properties fo:font-size="9.5pt" style:font-size-asian="9.5pt" style:font-name-complex="Arial" style:font-family-complex="Arial" style:font-family-generic-complex="system" style:font-pitch-complex="variable" style:font-size-complex="9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65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6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6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7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44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8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67cm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2.637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0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77cm"/>
        </style:list-level-properties>
        <style:text-properties style:font-name="Symbol"/>
      </text:list-level-style-bullet>
      <text:list-level-style-bullet text:level="5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6.447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1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87cm"/>
        </style:list-level-properties>
        <style:text-properties style:font-name="Symbol"/>
      </text:list-level-style-bullet>
      <text:list-level-style-bullet text:level="8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10.257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2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P2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style:use-window-font-color="true"/>
    </style:style>
    <style:style style:name="MP3" style:family="paragraph" style:parent-style-name="Frame_20_contents">
      <style:paragraph-properties fo:margin-top="0.141cm" fo:margin-bottom="0cm" loext:contextual-spacing="false" fo:line-height="100%"/>
      <style:text-properties style:use-window-font-color="true"/>
    </style:style>
    <style:style style:name="MP4" style:family="paragraph" style:parent-style-name="Frame_20_contents">
      <style:paragraph-properties fo:margin-top="0.071cm" fo:margin-bottom="0.088cm" loext:contextual-spacing="false" fo:line-height="100%"/>
    </style:style>
    <style:style style:name="MP5" style:family="paragraph" style:parent-style-name="Frame_20_contents">
      <style:paragraph-properties fo:margin-left="1cm" fo:margin-right="0cm" fo:margin-top="0.141cm" fo:margin-bottom="0cm" loext:contextual-spacing="false" fo:line-height="100%" fo:text-indent="0.6cm" style:auto-text-indent="false"/>
      <style:text-properties style:use-window-font-color="tru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.5pt" style:font-size-asian="9.5pt" style:font-size-complex="9.5pt"/>
    </style:style>
    <style:style style:name="MT3" style:family="text">
      <style:text-properties style:use-window-font-color="true" fo:font-size="9.5pt" style:font-size-asian="9.5pt" style:font-size-complex="9.5pt"/>
    </style:style>
    <style:style style:name="MT4" style:family="text">
      <style:text-properties style:use-window-font-color="true" fo:font-size="9.5pt" style:font-size-asian="9.5pt" style:font-name-complex="Arial" style:font-size-complex="9.5pt"/>
    </style:style>
    <style:style style:name="MT5" style:family="text">
      <style:text-properties fo:font-size="9.5pt" fo:language="bg" fo:country="BG" style:font-size-asian="9.5pt" style:font-size-complex="9.5pt"/>
    </style:style>
    <style:style style:name="Mfr1" style:family="graphic" style:parent-style-name="Graphics">
      <style:graphic-properties fo:margin-left="0cm" fo:margin-right="0.012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fo:margin-left="0cm" fo:margin-right="0.318cm" fo:margin-top="0cm" fo:margin-bottom="0.007cm" style:run-through="background"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5cm" svg:stroke-color="#f37123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13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Graphics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.318cm" fo:margin-right="0.356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 style:parent-style-name="Graphics">
      <style:graphic-properties draw:stroke="none" svg:stroke-width="0.018cm" draw:fill="none" draw:textarea-vertical-align="middle" draw:auto-grow-height="false" fo:min-height="0.557cm" fo:min-width="1.535cm" fo:padding-top="0cm" fo:padding-bottom="0cm" fo:padding-left="0.049cm" fo:padding-right="0cm" fo:wrap-option="wrap" fo:margin-left="0.318cm" fo:margin-right="0.323cm" fo:margin-top="0cm" fo:margin-bottom="0.02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 style:parent-style-name="Graphics">
      <style:graphic-properties draw:stroke="none" svg:stroke-width="0.026cm" draw:stroke-linejoin="miter" draw:fill="none" draw:textarea-vertical-align="top" draw:auto-grow-height="false" fo:min-height="1.259cm" fo:min-width="13.884cm" fo:padding-top="0.12cm" fo:padding-bottom="0.049cm" fo:padding-left="0.049cm" fo:padding-right="0.049cm" fo:wrap-option="wrap"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line text:anchor-type="paragraph" draw:z-index="7" draw:name="Straight Connector 20" draw:style-name="Mgr1" draw:text-style-name="MP1" svg:x1="-0.002cm" svg:y1="0.183cm" svg:x2="18.371cm" svg:y2="0.185cm"><text:p/></draw:line><draw:custom-shape text:anchor-type="paragraph" draw:z-index="11" draw:name="Text Box 19" draw:style-name="Mgr2" draw:text-style-name="MP1" svg:width="2.502cm" svg:height="0.562cm" svg:x="15.686cm" svg:y="0.951cm"><text:p text:style-name="MP2"><text:span text:style-name="MT1">Page </text:span><text:span text:style-name="MT1"><text:page-number text:select-page="current">4</text:page-number></text:span><text:span text:style-name="MT1"><text:s/>of </text:span><text:span text:style-name="MT1"><text:page-count>4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Text Box 18" draw:style-name="Mgr3" draw:text-style-name="MP1" svg:width="1.583cm" svg:height="0.556cm" svg:x="4.415cm" svg:y="0.951cm"><text:p text:style-name="MP3"><text:span text:style-name="MT2">Follow u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Text Box 16" draw:style-name="Mgr4" draw:text-style-name="MP1" svg:width="13.981cm" svg:height="1.428cm" svg:x="4.389cm" svg:y="0.236cm"><text:p text:style-name="MP4"><text:span text:style-name="MT3">© </text:span><text:a xlink:type="simple" xlink:href="http://softuni.foundation/" text:style-name="ListLabel_20_96" text:visited-style-name="ListLabel_20_96"><text:span text:style-name="Internet_20_link"><text:span text:style-name="MT4">Software University Foundation</text:span></text:span></text:a><text:span text:style-name="MT3">. This work is licensed under the </text:span><text:a xlink:type="simple" xlink:href="http://creativecommons.org/licenses/by-nc-sa/4.0/" text:style-name="ListLabel_20_96" text:visited-style-name="ListLabel_20_96"><text:span text:style-name="Internet_20_link"><text:span text:style-name="MT4">CC-BY-NC-SA</text:span></text:span></text:a><text:span text:style-name="MT3"> license.</text:span></text:p><text:p text:style-name="MP5"><draw:a xlink:type="simple" xlink:href="http://softuni.bg/"><draw:frame draw:style-name="Mfr1" draw:name="Picture 15" text:anchor-type="as-char" svg:width="0.464cm" svg:height="0.564cm" draw:z-index="39"><draw:image xlink:href="Pictures/100002010000051B000006500F4B2E54F118402D.png" xlink:type="simple" xlink:show="embed" xlink:actuate="onLoad" loext:mime-type="image/png"/></draw:frame></draw:a><text:span text:style-name="MT2"><text:s text:c="3"/></text:span><draw:a xlink:type="simple" xlink:href="http://softuni.foundation/"><draw:frame draw:style-name="Mfr2" draw:name="Picture 14" text:anchor-type="as-char" svg:width="0.476cm" svg:height="0.57cm" draw:z-index="43"><draw:image xlink:href="Pictures/1000020100000542000006400C6CA589E0A3B6A6.png" xlink:type="simple" xlink:show="embed" xlink:actuate="onLoad" loext:mime-type="image/png"/></draw:frame></draw:a><text:span text:style-name="MT5"><text:s text:c="3"/></text:span><draw:a xlink:type="simple" xlink:href="http://facebook.com/SoftwareUniversity"><draw:frame draw:style-name="Mfr3" draw:name="Picture 25" text:anchor-type="as-char" svg:width="0.556cm" svg:height="0.556cm" draw:z-index="47"><draw:image xlink:href="Pictures/1000020000000094000000940444C3C9D205423F.png" xlink:type="simple" xlink:show="embed" xlink:actuate="onLoad" loext:mime-type="image/png"/><svg:title>Software University @ Facebook</svg:title></draw:frame></draw:a><text:span text:style-name="MT2"><text:s text:c="3"/></text:span><draw:a xlink:type="simple" xlink:href="http://twitter.com/softunibg"><draw:frame draw:style-name="Mfr3" draw:name="Picture 26" text:anchor-type="as-char" svg:width="0.556cm" svg:height="0.556cm" draw:z-index="51"><draw:image xlink:href="Pictures/100002000000009400000094885D4295E8021B8C.png" xlink:type="simple" xlink:show="embed" xlink:actuate="onLoad" loext:mime-type="image/png"/><svg:title>Software University @ Twitter</svg:title></draw:frame></draw:a><text:span text:style-name="MT2"><text:s text:c="3"/></text:span><draw:a xlink:type="simple" xlink:href="http://youtube.com/SoftwareUniversity"><draw:frame draw:style-name="Mfr3" draw:name="Picture 27" text:anchor-type="as-char" svg:width="0.556cm" svg:height="0.556cm" draw:z-index="55"><draw:image xlink:href="Pictures/100002000000009400000094183D941B7D80F4B0.png" xlink:type="simple" xlink:show="embed" xlink:actuate="onLoad" loext:mime-type="image/png"/><svg:title>Software University @ YouTube</svg:title></draw:frame></draw:a><text:span text:style-name="MT2"><text:s text:c="3"/></text:span><draw:a xlink:type="simple" xlink:href="http://plus.google.com/+SoftuniBg/"><draw:frame draw:style-name="Mfr4" draw:name="Picture 13" text:anchor-type="as-char" svg:width="0.529cm" svg:height="0.529cm" draw:z-index="59"><draw:image xlink:href="Pictures/10000201000003E8000003E88D697329D81B2F37.png" xlink:type="simple" xlink:show="embed" xlink:actuate="onLoad" loext:mime-type="image/png"/></draw:frame></draw:a><text:span text:style-name="MT2"><text:s text:c="3"/></text:span><draw:a xlink:type="simple" xlink:href="https://www.linkedin.com/school/3529173/"><draw:frame draw:style-name="Mfr4" draw:name="Picture 12" text:anchor-type="as-char" svg:width="0.49cm" svg:height="0.49cm" draw:z-index="63"><draw:image xlink:href="Pictures/10000201000001CC000001CC35FFAC8B4BF9B678.png" xlink:type="simple" xlink:show="embed" xlink:actuate="onLoad" loext:mime-type="image/png"/></draw:frame></draw:a><text:span text:style-name="MT2"><text:s text:c="3"/></text:span><draw:a xlink:type="simple" xlink:href="http://slideshare.net/softwareuniversity"><draw:frame draw:style-name="Mfr3" draw:name="Picture 30" text:anchor-type="as-char" svg:width="0.556cm" svg:height="0.556cm" draw:z-index="67"><draw:image xlink:href="Pictures/100002000000009400000094ACF7DF1E338DD4D8.png" xlink:type="simple" xlink:show="embed" xlink:actuate="onLoad" loext:mime-type="image/png"/><svg:title>Software University @ SlideShare</svg:title></draw:frame></draw:a><text:span text:style-name="MT2"><text:s text:c="3"/></text:span><draw:a xlink:type="simple" xlink:href="http://github.com/softuni"><draw:frame draw:style-name="Mfr5" draw:name="Picture 11" text:anchor-type="as-char" svg:width="0.598cm" svg:height="0.58cm" draw:z-index="71"><draw:image xlink:href="Pictures/10000201000001A500000197338E34C8CD923CAE.png" xlink:type="simple" xlink:show="embed" xlink:actuate="onLoad" loext:mime-type="image/png"/></draw:frame></draw:a><text:span text:style-name="MT2"><text:s text:c="3"/></text:span><draw:a xlink:type="simple" xlink:href="mailto:university@softuni.bg"><draw:frame draw:style-name="Mfr3" draw:name="Picture 32" text:anchor-type="as-char" svg:width="0.556cm" svg:height="0.556cm" draw:z-index="75"><draw:image xlink:href="Pictures/1000020000000094000000947840CCE6317D2720.png" xlink:type="simple" xlink:show="embed" xlink:actuate="onLoad" loext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://softuni.foundation/"><draw:frame draw:style-name="Mfr6" draw:name="Picture 21" text:anchor-type="char" svg:y="0.549cm" svg:width="3.976cm" svg:height="0.998cm" draw:z-index="3"><draw:image xlink:href="Pictures/10000201000006B8000001AD3C61A7B137D7CB8C.png" xlink:type="simple" xlink:show="embed" xlink:actuate="onLoad" loext:mime-type="image/png"/><svg:desc>C:\Users\chris\AppData\Local\Temp\Rar$DRa2604.45037\SoftUniFoundation_Logo_OneLine@2x.png</svg:desc></draw:frame></draw:a><draw:frame draw:style-name="Mfr3" draw:name="Picture 10" text:anchor-type="as-char" svg:width="3.942cm" svg:height="0.979cm" draw:z-index="23"><draw:image xlink:href="Pictures/10000201000006B8000001AD6A58C5A3ABE6486A.png" xlink:type="simple" xlink:show="embed" xlink:actuate="onLoad" loext:mime-type="image/png"/><svg:desc>C:\Users\chris\AppData\Local\Temp\Rar$DRa2604.40128\SoftUniFoundation_Logo_OneLine_White@2x.png</svg:desc></draw:fram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Svetoslav Dimitrov</dc:creator>
    <meta:editing-cycles>2</meta:editing-cycles>
    <meta:creation-date>2019-12-09T21:17:00</meta:creation-date>
    <dc:date>2019-12-09T21:17:00</dc:date>
    <meta:editing-duration>P0D</meta:editing-duration>
    <meta:generator>LibreOffice/6.1.3.2$Windows_X86_64 LibreOffice_project/86daf60bf00efa86ad547e59e09d6bb77c699acb</meta:generator>
    <meta:document-statistic meta:table-count="1" meta:image-count="12" meta:object-count="0" meta:page-count="4" meta:paragraph-count="80" meta:word-count="617" meta:character-count="4032" meta:non-whitespace-character-count="34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